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6"/>
      <text:p text:style-name="P1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31T09:59:48.121644306</dc:date>
    <meta:editing-duration>PT6H46M33S</meta:editing-duration>
    <meta:editing-cycles>58</meta:editing-cycles>
    <meta:generator>LibreOffice/25.8.3.2$Linux_X86_64 LibreOffice_project/580$Build-2</meta:generator>
    <meta:document-statistic meta:table-count="0" meta:image-count="0" meta:object-count="0" meta:page-count="7" meta:paragraph-count="207" meta:word-count="1107" meta:character-count="8658" meta:non-whitespace-character-count="7517"/>
  </office:meta>
</office:document-meta>
</file>